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r un vector de 10 elementos con valores aleatorios comprendidos entre 0 y 1000. </text:p>
      <text:p text:style-name="Standard"/>
      <text:p text:style-name="Standard">Buscar el menor y el mayor. Generar otro vector a partir de él que deje fuera dichos valores.</text:p>
      <text:p text:style-name="Standard"/>
      <text:p text:style-name="Standard">(NOTA: puedes utilizar los métodos sort() y slice() <text:s/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0:43:44.613477916</meta:creation-date>
    <dc:date>2023-11-09T15:28:12.202431470</dc:date>
    <meta:editing-duration>PT1M1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3" meta:word-count="41" meta:character-count="231" meta:non-whitespace-character-count="191"/>
  </office:meta>
</office:document-meta>
</file>